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53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54.38mm"/>
    </style:style>
    <style:style style:name="co5" style:family="table-column">
      <style:table-column-properties fo:break-before="auto" style:column-width="67.9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5.79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2mm solid #000000" fo:border-right="0.02mm solid #000000" fo:border-top="0.02mm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2mm solid #000000" fo:border-right="0.02mm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2mm solid #000000" style:text-align-source="fix" style:repeat-content="false" fo:border-left="0.02mm solid #000000" fo:border-right="0.02mm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order-left="0.02mm solid #000000" fo:border-right="0.02mm solid #000000" fo:border-top="0.02mm solid #000000" style:vertical-align="middle"/>
    </style:style>
    <style:style style:name="ce6" style:family="table-cell" style:parent-style-name="Default">
      <style:table-cell-properties fo:border-bottom="none" fo:border-left="0.02mm solid #000000" fo:border-right="0.02mm solid #000000" fo:border-top="none" style:vertical-align="middle"/>
    </style:style>
    <style:style style:name="ce7" style:family="table-cell" style:parent-style-name="Default">
      <style:table-cell-properties fo:border-bottom="0.02mm solid #000000" fo:border-left="0.02mm solid #000000" fo:border-right="0.02mm solid #000000" fo:border-top="none" style:vertical-align="middle"/>
    </style:style>
    <style:style style:name="ce8" style:family="table-cell" style:parent-style-name="Default">
      <style:table-cell-properties fo:background-color="#b2b2b2" fo:border="0.02m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1" table:number-columns-repeated="6" table:default-cell-style-name="ce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User Story</text:p>
          </table:table-cell>
          <table:table-cell table:style-name="ce1" office:value-type="string">
            <text:p>Importanza</text:p>
          </table:table-cell>
          <table:table-cell table:style-name="ce8" office:value-type="string">
            <text:p>Story Points</text:p>
          </table:table-cell>
          <table:table-cell table:style-name="ce8" office:value-type="string">
            <text:p>DoD</text:p>
          </table:table-cell>
          <table:table-cell table:style-name="ce8" office:value-type="string">
            <text:p>Tasks</text:p>
          </table:table-cell>
          <table:table-cell table:style-name="ce8" office:value-type="string">
            <text:p>Volontario</text:p>
          </table:table-cell>
          <table:table-cell table:style-name="ce8" office:value-type="string">
            <text:p>Stima</text:p>
          </table:table-cell>
        </table:table-row>
        <table:table-row table:style-name="ro2">
          <table:table-cell/>
          <table:table-cell table:style-name="ce2" office:value-type="float" office:value="1" table:number-columns-spanned="1" table:number-rows-spanned="2">
            <text:p>1</text:p>
          </table:table-cell>
          <table:table-cell table:style-name="ce5" office:value-type="string" table:number-columns-spanned="1" table:number-rows-spanned="2">
            <text:p>vantaggio_informazione</text:p>
          </table:table-cell>
          <table:table-cell table:style-name="ce5" office:value-type="string" table:number-columns-spanned="1" table:number-rows-spanned="2">
            <text:p>Sono un investitore nel real estate, ho</text:p>
            <text:p>bisogno dei dati su una particolare zona</text:p>
            <text:p>per permettermi di fare migliori decisioni</text:p>
            <text:p>di investimento.</text:p>
          </table:table-cell>
          <table:table-cell table:style-name="ce5" office:value-type="float" office:value="10" table:number-columns-spanned="1" table:number-rows-spanned="2">
            <text:p>10</text:p>
          </table:table-cell>
          <table:table-cell table:style-name="ce5" office:value-type="float" office:value="0" table:number-columns-spanned="1" table:number-rows-spanned="2">
            <text:p>0</text:p>
          </table:table-cell>
          <table:table-cell table:style-name="ce5" office:value-type="string" table:number-columns-spanned="1" table:number-rows-spanned="2">
            <text:p>??</text:p>
          </table:table-cell>
          <table:table-cell table:style-name="ce5" office:value-type="string">
            <text:p>Task 1</text:p>
          </table:table-cell>
          <table:table-cell table:style-name="ce5" table:number-columns-repeated="2"/>
        </table:table-row>
        <table:table-row table:style-name="ro3">
          <table:table-cell/>
          <table:covered-table-cell table:style-name="ce2"/>
          <table:covered-table-cell table:number-columns-repeated="3" table:style-name="ce5"/>
          <table:covered-table-cell table:number-columns-repeated="2" office:value-type="string">
            <text:p>??</text:p>
          </table:covered-table-cell>
          <table:table-cell office:value-type="string">
            <text:p>Task 2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dati_per_ricerca</text:p>
          </table:table-cell>
          <table:table-cell office:value-type="string">
            <text:p>Come ricercatore, sto facendo uno</text:p>
            <text:p>studio che cerca di correlare [fattore] alla</text:p>
            <text:p>locazione geografica, quindi ho bisogno</text:p>
            <text:p>di accesso ad un database organizzato</text:p>
            <text:p>che posso filtrare per luogo.</text:p>
            <text:p/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integrazione_software</text:p>
          </table:table-cell>
          <table:table-cell office:value-type="string">
            <text:p>Come compagnia immobiliare, il nostro</text:p>
            <text:p>software privato ha bisogno di integrare</text:p>
            <text:p>le API così da potersi interfacciare con i</text:p>
            <text:p>dati OMI.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uso_ricreativo</text:p>
          </table:table-cell>
          <table:table-cell office:value-type="string">
            <text:p>Come utente internet annoiato, voglio</text:p>
            <text:p>trovare fatti interessanti riguardanti il</text:p>
            <text:p>luogo in cui vivo.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7">
          <table:table-cell/>
          <table:table-cell table:style-name="ce4" office:value-type="float" office:value="5">
            <text:p>5</text:p>
          </table:table-cell>
          <table:table-cell table:style-name="ce7" office:value-type="string">
            <text:p>consultare_la_documentazione</text:p>
          </table:table-cell>
          <table:table-cell table:style-name="ce7" office:value-type="string">
            <text:p>Come programmatore di [azienda</text:p>
            <text:p>immobiliare], voglio leggere</text:p>
            <text:p>documentazione estensiva per poter poi</text:p>
            <text:p>poi integrare all’interno del software</text:p>
            <text:p>dell’azienda le API di Omi Finder.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??</text:p>
          </table:table-cell>
          <table:table-cell table:style-name="ce7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11/05/2022</text:date>, <text:time>18.20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4S</meta:editing-duration>
    <meta:editing-cycles>3</meta:editing-cycles>
    <meta:generator>OpenOffice/4.1.11$Win32 OpenOffice.org_project/4111m1$Build-9808</meta:generator>
    <dc:date>2022-05-11T18:20:11.89</dc:date>
    <dc:creator>Dawwo 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